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6a61" officeooo:paragraph-rsid="00148ba9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36a61" officeooo:paragraph-rsid="00136a6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4c60b" officeooo:paragraph-rsid="0014c60b"/>
    </style:style>
    <style:style style:name="T1" style:family="text">
      <style:text-properties officeooo:rsid="00148ba9"/>
    </style:style>
    <style:style style:name="T2" style:family="text">
      <style:text-properties officeooo:rsid="001657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Задание 1.</text:p>
      <text:p text:style-name="P2">Решение уравнений</text:p>
      <text:p text:style-name="P2"/>
      <text:p text:style-name="P1">Программа решает разные уравнения одной переменной разными способами. Конкретное уравнение и конкретный метод определяются аргументами командной строки <text:span text:style-name="T2">(argc, argv)</text:span>, то есть, уже в момент исполнения программы. <text:span text:style-name="T1">Также через командную строку передаются границы отрезка, на котором ведётся поиск, параметры (если есть) уравнений и методов.</text:span></text:p>
      <text:p text:style-name="P1"/>
      <text:p text:style-name="P3">На выходе название метода, уравнения, границ поиска и <text:span text:style-name="T2">найденный </text:span>корень уравнения.</text:p>
      <text:p text:style-name="P1"/>
      <text:p text:style-name="P1">Реализовать не меньше двух методов, не меньше трёх уравнений. К примеру, методы: деления пополам и метод секущей, <text:span text:style-name="T1">уравнения: парабола, экспонента и логарифм. Помимо правильности работы, основная задача – написать хороший объектно-ориентированный код. То есть на данный момент это иерархия классов, вызов через виртуальные функции. Не забывайте про const, public/private и другие нюансы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07:20:43.458006547</meta:creation-date>
    <dc:date>2017-10-03T13:17:11.052798621</dc:date>
    <meta:editing-duration>PT14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09" meta:character-count="830" meta:non-whitespace-character-count="724"/>
  </office:meta>
</office:document-meta>
</file>